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6000005F05B9D1D9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1.1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fo:color="#ff3333" fo:font-size="28pt" style:font-size-asian="28pt" style:font-size-complex="28pt"/>
    </style:style>
    <style:style style:name="T1" style:family="text">
      <style:text-properties fo:color="#ff3333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971cm" svg:height="12.868cm" svg:x="1.293cm" svg:y="0.583cm">
            <draw:image xlink:href="Pictures/1000000000000586000005F05B9D1D93.jpg" xlink:type="simple" xlink:show="embed" xlink:actuate="onLoad">
              <text:p/>
            </draw:image>
          </draw:frame>
          <draw:frame draw:style-name="gr2" draw:text-style-name="P3" draw:layer="layout" svg:width="1.778cm" svg:height="1.352cm" svg:x="6.223cm" svg:y="0.127cm">
            <draw:text-box>
              <text:p text:style-name="P2"><text:span text:style-name="T1">n</text:span></text:p>
            </draw:text-box>
          </draw:frame>
          <draw:frame draw:style-name="gr2" draw:text-style-name="P3" draw:layer="layout" svg:width="1.778cm" svg:height="1.352cm" svg:x="12.446cm" svg:y="6.096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778cm" svg:height="1.352cm" svg:x="6.35cm" svg:y="12.364cm">
            <draw:text-box>
              <text:p text:style-name="P2"><text:span text:style-name="T1">s</text:span></text:p>
            </draw:text-box>
          </draw:frame>
          <draw:frame draw:style-name="gr2" draw:text-style-name="P3" draw:layer="layout" svg:width="1.778cm" svg:height="1.352cm" svg:x="0.073cm" svg:y="6.223cm">
            <draw:text-box>
              <text:p text:style-name="P2"><text:span text:style-name="T1">w</text:span></text:p>
            </draw:text-box>
          </draw:frame>
          <draw:frame draw:style-name="gr2" draw:text-style-name="P3" draw:layer="layout" svg:width="1.778cm" svg:height="1.352cm" svg:x="9.834cm" svg:y="2.805cm">
            <draw:text-box>
              <text:p text:style-name="P2"><text:span text:style-name="T1">ne</text:span></text:p>
            </draw:text-box>
          </draw:frame>
          <draw:frame draw:style-name="gr2" draw:text-style-name="P3" draw:layer="layout" svg:width="1.778cm" svg:height="1.352cm" svg:x="9.879cm" svg:y="9.697cm">
            <draw:text-box>
              <text:p text:style-name="P2"><text:span text:style-name="T1">se</text:span></text:p>
            </draw:text-box>
          </draw:frame>
          <draw:frame draw:style-name="gr2" draw:text-style-name="P3" draw:layer="layout" svg:width="1.778cm" svg:height="1.352cm" svg:x="2.386cm" svg:y="2.839cm">
            <draw:text-box>
              <text:p text:style-name="P2"><text:span text:style-name="T1">nw</text:span></text:p>
            </draw:text-box>
          </draw:frame>
          <draw:frame draw:style-name="gr2" draw:text-style-name="P3" draw:layer="layout" svg:width="1.778cm" svg:height="1.352cm" svg:x="2.343cm" svg:y="9.732cm">
            <draw:text-box>
              <text:p text:style-name="P2"><text:span text:style-name="T1">sw</text:span></text:p>
            </draw:text-box>
          </draw:frame>
          <draw:frame draw:style-name="gr3" draw:text-style-name="P3" draw:layer="layout" svg:width="1.778cm" svg:height="1.352cm" svg:x="6.265cm" svg:y="6.169cm">
            <draw:text-box>
              <text:p text:style-name="P2"><text:span text:style-name="T1">eq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5T16:10:17.148899000</dc:date>
    <meta:editing-duration>PT8M23S</meta:editing-duration>
    <meta:editing-cycles>1</meta:editing-cycles>
    <meta:document-statistic meta:object-count="11"/>
    <meta:generator>LibreOffice/4.4.3.2$MacOSX_X86_64 LibreOffice_project/88805f81e9fe61362df02b9941de8e38a9b5fd16</meta:generator>
  </office:meta>
</office:document-meta>
</file>